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6F2188EC671A685E89.png" manifest:media-type="image/png"/>
  <manifest:file-entry manifest:full-path="Pictures/10000000000004B2000003953D66C27015887A63.png" manifest:media-type="image/png"/>
  <manifest:file-entry manifest:full-path="Pictures/10000000000004B20000042CCFB5BEEF1B632CE6.png" manifest:media-type="image/png"/>
  <manifest:file-entry manifest:full-path="Pictures/10000000000004B200000255833DE81506FF88AA.png" manifest:media-type="image/png"/>
  <manifest:file-entry manifest:full-path="Pictures/10000000000004B2000002EB2D499FCA80450DDA.png" manifest:media-type="image/png"/>
  <manifest:file-entry manifest:full-path="Pictures/10000000000004B200000256007D381D3D98507D.png" manifest:media-type="image/png"/>
  <manifest:file-entry manifest:full-path="Pictures/10000000000003AB0000016873000D567603211C.png" manifest:media-type="image/png"/>
  <manifest:file-entry manifest:full-path="Pictures/10000000000004B200000395B015995E03B5A8F4.png" manifest:media-type="image/png"/>
  <manifest:file-entry manifest:full-path="Pictures/10000000000004B20000025636A60C0263A9B5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2" draw:layer="layout" svg:width="6.309cm" svg:height="2.032cm" svg:x="18.669cm" svg:y="2.794cm">
          <text:p text:style-name="P1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309cm" svg:height="2.286cm" svg:x="10.836cm" svg:y="13.97cm">
          <text:p text:style-name="P1">No Entities</text:p>
          <text:p text:style-name="P1">Defined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309cm" svg:height="2.286cm" svg:x="19.685cm" svg:y="15.513cm">
          <text:p text:style-name="P1">Import Entity</text:p>
          <text:p text:style-name="P1">From CSV File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905cm" svg:y="2.413cm">
          <draw:image xlink:href="Pictures/10000000000004B200000256007D381D3D98507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4.261cm" svg:x="1.905cm" svg:y="1.905cm">
          <draw:image xlink:href="Pictures/10000000000004B2000003953D66C27015887A63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10T13:31:03.010495418</dc:date>
    <meta:editing-duration>P1DT4H24M57S</meta:editing-duration>
    <meta:editing-cycles>62</meta:editing-cycles>
    <meta:generator>LibreOffice/6.0.7.3$Linux_X86_64 LibreOffice_project/00m0$Build-3</meta:generator>
    <meta:document-statistic meta:object-count="12"/>
  </office:meta>
</office:document-meta>
</file>